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cm" fo:break-before="page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0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9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44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Default">
      <style:table-cell-properties fo:border-bottom="none" fo:border-left="0.74pt solid #000000" fo:border-right="none" fo:border-top="0.74pt solid #000000"/>
    </style:style>
    <style:style style:name="ce56" style:family="table-cell" style:parent-style-name="Default">
      <style:table-cell-properties fo:border-bottom="none" fo:border-left="0.74pt solid #000000" fo:border-right="none" fo:border-top="none"/>
    </style:style>
    <style:style style:name="ce59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73" style:family="table-cell" style:parent-style-name="Default" style:data-style-name="N127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69" style:family="table-cell" style:parent-style-name="Default">
      <style:table-cell-properties fo:border-bottom="none" fo:border-left="none" fo:border-right="none" fo:border-top="0.74pt solid #000000"/>
    </style:style>
    <style:style style:name="ce74" style:family="table-cell" style:parent-style-name="Default">
      <style:table-cell-properties fo:border-bottom="0.74pt solid #000000" fo:border-left="none" fo:border-right="none" fo:border-top="none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4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9" table:number-columns-repeated="55" table:default-cell-style-name="ce15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85" calcext:value-type="float">
            <text:p>185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7-22" calcext:value-type="date">
            <text:p>22/07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7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20" calcext:value-type="float">
            <text:p>1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1" calcext:value-type="float">
            <text:p>91,00</text:p>
          </table:table-cell>
          <table:table-cell table:style-name="ce104" office:value-type="date" office:date-value="2025-08-27" calcext:value-type="date">
            <text:p>27/08/2025</text:p>
          </table:table-cell>
          <table:table-cell table:style-name="ce87"/>
          <table:table-cell table:style-name="ce98" office:value-type="string" calcext:value-type="string">
            <text:p>(obs. 8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29" calcext:value-type="float">
            <text:p>29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9" calcext:value-type="float">
            <text:p>2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table:formula="of:=[.C19]-[.F19]" office:value-type="float" office:value="0" calcext:value-type="float">
            <text:p>-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49" calcext:value-type="float">
            <text:p>4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Rest. mens. 03/2024 (A.C.)</text:p>
          </table:table-cell>
          <table:table-cell table:style-name="ce87" office:value-type="float" office:value="151" calcext:value-type="float">
            <text:p>151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1" calcext:value-type="float">
            <text:p>151,00</text:p>
          </table:table-cell>
          <table:table-cell table:style-name="ce104" office:value-type="date" office:date-value="2025-11-25" calcext:value-type="date">
            <text:p>25/11/2025</text:p>
          </table:table-cell>
          <table:table-cell table:style-name="ce87" table:formula="of:=[.C21]-[.F21]" office:value-type="float" office:value="0" calcext:value-type="float">
            <text:p>-</text:p>
          </table:table-cell>
          <table:table-cell table:style-name="ce98" office:value-type="string" calcext:value-type="string">
            <text:p>(obs. 10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61" calcext:value-type="float">
            <text:p>161,00</text:p>
          </table:table-cell>
          <table:table-cell table:style-name="ce104" office:value-type="date" office:date-value="2025-11-25" calcext:value-type="date">
            <text:p>25/11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0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Rest. mens. 04/2024 (A.C.)</text:p>
          </table:table-cell>
          <table:table-cell table:style-name="ce87" office:value-type="float" office:value="39" calcext:value-type="float">
            <text:p>39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9" calcext:value-type="float">
            <text:p>39,00</text:p>
          </table:table-cell>
          <table:table-cell table:style-name="ce104" office:value-type="date" office:date-value="2025-12-30" calcext:value-type="date">
            <text:p>30/12/2025</text:p>
          </table:table-cell>
          <table:table-cell table:style-name="ce87" table:formula="of:=[.C23]-[.F23]" office:value-type="float" office:value="0" calcext:value-type="float">
            <text:p>-</text:p>
          </table:table-cell>
          <table:table-cell table:style-name="ce98" office:value-type="string" calcext:value-type="string">
            <text:p>(obs. 1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9" calcext:value-type="float">
            <text:p>159,00</text:p>
          </table:table-cell>
          <table:table-cell table:style-name="ce104" office:value-type="date" office:date-value="2025-12-30" calcext:value-type="date">
            <text:p>30/1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Rest. mens. 05/2024 (A.C.)</text:p>
          </table:table-cell>
          <table:table-cell table:style-name="ce87" office:value-type="float" office:value="41" calcext:value-type="float">
            <text:p>41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41" calcext:value-type="float">
            <text:p>41,00</text:p>
          </table:table-cell>
          <table:table-cell table:style-name="ce104" office:value-type="date" office:date-value="2026-01-22" calcext:value-type="date">
            <text:p>22/01/2026</text:p>
          </table:table-cell>
          <table:table-cell table:style-name="ce87" table:formula="of:=[.C25]-[.F25]" office:value-type="float" office:value="0" calcext:value-type="float">
            <text:p>-</text:p>
          </table:table-cell>
          <table:table-cell table:style-name="ce98" office:value-type="string" calcext:value-type="string">
            <text:p>(obs. 1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6-01-22" calcext:value-type="date">
            <text:p>22/01/2026</text:p>
          </table:table-cell>
          <table:table-cell table:style-name="ce87" table:formula="of:=[.C26]-[.F26]" office:value-type="float" office:value="0" calcext:value-type="float">
            <text:p>-</text:p>
          </table:table-cell>
          <table:table-cell table:style-name="ce98" office:value-type="string" calcext:value-type="string">
            <text:p>(obs. 1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6-01-22" calcext:value-type="date">
            <text:p>22/01/2026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 office:value-type="string" calcext:value-type="string">
            <text:p>(obs. 1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9" calcext:value-type="float">
            <text:p>139,00</text:p>
          </table:table-cell>
          <table:table-cell table:style-name="ce104" office:value-type="date" office:date-value="2026-02-19" calcext:value-type="date">
            <text:p>19/02/2026</text:p>
          </table:table-cell>
          <table:table-cell table:style-name="ce87" table:formula="of:=[.C28]-[.F28]" office:value-type="float" office:value="61" calcext:value-type="float">
            <text:p>61,00</text:p>
          </table:table-cell>
          <table:table-cell table:style-name="ce98" office:value-type="string" calcext:value-type="string">
            <text:p>(obs. 12 e 1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30]-[.F30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31]-[.F31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32]-[.F32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33]-[.F33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34]-[.F34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35]-[.F3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9-04" calcext:value-type="date">
            <text:p>04/09/2025</text:p>
          </table:table-cell>
          <table:table-cell table:style-name="ce87" table:formula="of:=[.C36]-[.F3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0-17" calcext:value-type="date">
            <text:p>17/10/2025</text:p>
          </table:table-cell>
          <table:table-cell table:style-name="ce87" table:formula="of:=[.C37]-[.F3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1-14" calcext:value-type="date">
            <text:p>14/11/2025</text:p>
          </table:table-cell>
          <table:table-cell table:style-name="ce87" table:formula="of:=[.C38]-[.F3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Mens. 07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6-01-13" calcext:value-type="date">
            <text:p>13/01/2026</text:p>
          </table:table-cell>
          <table:table-cell table:style-name="ce87" table:formula="of:=[.C39]-[.F3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Mens. 08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0]-[.F4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Mens. 09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1]-[.F4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0-31" calcext:value-type="date">
            <text:p>31/10/2025</text:p>
          </table:table-cell>
          <table:table-cell table:style-name="ce63" office:value-type="string" calcext:value-type="string">
            <text:p>Mens. 10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2]-[.F4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1-30" calcext:value-type="date">
            <text:p>30/11/2025</text:p>
          </table:table-cell>
          <table:table-cell table:style-name="ce63" office:value-type="string" calcext:value-type="string">
            <text:p>Mens. 1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3]-[.F4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2-31" calcext:value-type="date">
            <text:p>31/12/2025</text:p>
          </table:table-cell>
          <table:table-cell table:style-name="ce63" office:value-type="string" calcext:value-type="string">
            <text:p>Mens. 1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4]-[.F4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6-01-31" calcext:value-type="date">
            <text:p>31/01/2026</text:p>
          </table:table-cell>
          <table:table-cell table:style-name="ce63" office:value-type="string" calcext:value-type="string">
            <text:p>Mens. 01/2026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5]-[.F4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6-02-28" calcext:value-type="date">
            <text:p>28/02/2026</text:p>
          </table:table-cell>
          <table:table-cell table:style-name="ce63" office:value-type="string" calcext:value-type="string">
            <text:p>Mens. 02/2026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6]-[.F46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46])" office:value-type="float" office:value="1211" calcext:value-type="float">
            <text:p>1.211,00</text:p>
          </table:table-cell>
          <table:table-cell table:style-name="ce97"/>
          <table:table-cell table:style-name="ce108" table:number-columns-repeated="55"/>
        </table:table-row>
        <table:table-row table:style-name="ro3">
          <table:table-cell table:style-name="ce51"/>
          <table:table-cell table:number-columns-repeated="2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4">
          <table:table-cell table:style-name="ce51"/>
          <table:table-cell table:number-columns-repeated="2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5">
          <table:table-cell table:style-name="ce6" office:value-type="string" calcext:value-type="string" table:number-columns-spanned="3" table:number-rows-spanned="1">
            <text:p>OBSERVAÇÕES</text:p>
          </table:table-cell>
          <table:covered-table-cell table:number-columns-repeated="2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43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10) de 07/10 a 25/11 – pago em água (12) = </text:p>
          </table:table-cell>
          <table:table-cell table:style-name="ce88" office:value-type="currency" office:currency="BRL" office:value="312" calcext:value-type="currency">
            <text:p>R$ 312,00</text:p>
          </table:table-cell>
          <table:table-cell table:style-name="ce68" table:number-columns-repeated="55"/>
        </table:table-row>
        <table:table-row table:style-name="ro5">
          <table:table-cell table:style-name="ce10"/>
          <table:table-cell table:style-name="ce17" office:value-type="string" calcext:value-type="string">
            <text:p>(obs. 2) 06/03 – R$ 13,00 (x3) = </text:p>
          </table:table-cell>
          <table:table-cell table:style-name="ce30" office:value-type="currency" office:currency="BRL" office:value="39" calcext:value-type="currency">
            <text:p>R$ 39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11) 30/12 – pago em água e gás = </text:p>
          </table:table-cell>
          <table:table-cell table:style-name="ce88" office:value-type="currency" office:currency="BRL" office:value="198" calcext:value-type="currency">
            <text:p>R$ 198,00</text:p>
          </table:table-cell>
          <table:table-cell table:style-name="ce68" table:number-columns-repeated="55"/>
        </table:table-row>
        <table:table-row table:style-name="ro5">
          <table:table-cell table:style-name="ce7"/>
          <table:table-cell table:style-name="ce18" office:value-type="string" calcext:value-type="string">
            <text:p>14/03 – R$ 13,00 (x2) = </text:p>
          </table:table-cell>
          <table:table-cell table:style-name="ce31" office:value-type="currency" office:currency="BRL" office:value="26" calcext:value-type="currency">
            <text:p>R$ 26,00</text:p>
          </table:table-cell>
          <table:table-cell table:style-name="ce44"/>
          <table:table-cell table:style-name="ce55"/>
          <table:table-cell table:style-name="ce69"/>
          <table:table-cell table:style-name="ce82"/>
          <table:table-cell table:style-name="ce17" office:value-type="string" calcext:value-type="string">
            <text:p>(obs. 12) 12/01 – água – R$ 13,00 (x3) = </text:p>
          </table:table-cell>
          <table:table-cell table:style-name="ce30" office:value-type="currency" office:currency="BRL" office:value="39" calcext:value-type="currency">
            <text:p>R$ 39,00</text:p>
          </table:table-cell>
          <table:table-cell table:style-name="ce68" table:number-columns-repeated="55"/>
        </table:table-row>
        <table:table-row table:style-name="ro5">
          <table:table-cell table:style-name="ce7"/>
          <table:table-cell table:style-name="ce18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44"/>
          <table:table-cell table:style-name="ce56"/>
          <table:table-cell table:style-name="Default"/>
          <table:table-cell table:style-name="ce78"/>
          <table:table-cell table:style-name="ce18" office:value-type="string" calcext:value-type="string">
            <text:p>21/01 – gás – R$ 450,00 (x1) = </text:p>
          </table:table-cell>
          <table:table-cell table:style-name="ce31" office:value-type="currency" office:currency="BRL" office:value="450" calcext:value-type="currency">
            <text:p>R$ 450,00</text:p>
          </table:table-cell>
          <table:table-cell table:style-name="ce68" table:number-columns-repeated="55"/>
        </table:table-row>
        <table:table-row table:style-name="ro5">
          <table:table-cell table:style-name="ce11"/>
          <table:table-cell table:style-name="ce100" office:value-type="string" calcext:value-type="string">
            <text:p>TOTAL = </text:p>
          </table:table-cell>
          <table:table-cell table:style-name="ce29" table:formula="of:=SUM([.C52:.C54])" office:value-type="currency" office:currency="BRL" office:value="104" calcext:value-type="currency">
            <text:p>R$ 104,00</text:p>
          </table:table-cell>
          <table:table-cell table:style-name="ce44"/>
          <table:table-cell table:style-name="ce56"/>
          <table:table-cell table:style-name="Default"/>
          <table:table-cell table:style-name="ce78"/>
          <table:table-cell table:style-name="ce18" office:value-type="string" calcext:value-type="string">
            <text:p>22/01 – água – R$ 13,00 (x2) = </text:p>
          </table:table-cell>
          <table:table-cell table:style-name="ce91" office:value-type="currency" office:currency="BRL" office:value="26" calcext:value-type="currency">
            <text:p>R$ 26,00</text:p>
          </table:table-cell>
          <table:table-cell table:style-name="ce6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44"/>
          <table:table-cell table:style-name="ce59"/>
          <table:table-cell table:style-name="ce74"/>
          <table:table-cell table:style-name="ce84"/>
          <table:table-cell table:style-name="ce100" office:value-type="string" calcext:value-type="string">
            <text:p>TOTAL = </text:p>
          </table:table-cell>
          <table:table-cell table:style-name="ce29" table:formula="of:=SUM([.I53:.I55])" office:value-type="currency" office:currency="BRL" office:value="515" calcext:value-type="currency">
            <text:p>R$ 515,00</text:p>
          </table:table-cell>
          <table:table-cell table:style-name="ce6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44"/>
          <table:table-cell table:style-name="ce55"/>
          <table:table-cell table:style-name="ce69"/>
          <table:table-cell table:style-name="ce82"/>
          <table:table-cell table:style-name="ce17" office:value-type="string" calcext:value-type="string">
            <text:p>(obs. 13) 05/02 – água – R$ 13,00 (x2) = </text:p>
          </table:table-cell>
          <table:table-cell table:style-name="ce30" office:value-type="currency" office:currency="BRL" office:value="26" calcext:value-type="currency">
            <text:p>R$ 26,00</text:p>
          </table:table-cell>
          <table:table-cell table:style-name="ce6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44"/>
          <table:table-cell table:style-name="ce56"/>
          <table:table-cell table:style-name="Default"/>
          <table:table-cell table:style-name="ce78"/>
          <table:table-cell table:style-name="ce18" office:value-type="string" calcext:value-type="string">
            <text:p>19/02 – água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6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93"/>
          <table:table-cell table:style-name="ce59"/>
          <table:table-cell table:style-name="ce74"/>
          <table:table-cell table:style-name="ce84"/>
          <table:table-cell table:style-name="ce100" office:value-type="string" calcext:value-type="string">
            <text:p>TOTAL = </text:p>
          </table:table-cell>
          <table:table-cell table:style-name="ce29" table:formula="of:=SUM([.I57:.I58])" office:value-type="currency" office:currency="BRL" office:value="65" calcext:value-type="currency">
            <text:p>R$ 65,00</text:p>
          </table:table-cell>
          <table:table-cell table:style-name="ce108" table:number-columns-repeated="55"/>
        </table:table-row>
        <table:table-row table:style-name="ro5">
          <table:table-cell table:style-name="ce10"/>
          <table:table-cell table:style-name="ce17" office:value-type="string" calcext:value-type="string">
            <text:p>(obs. 7) 07/07 – pago em água (2) = </text:p>
          </table:table-cell>
          <table:table-cell table:style-name="ce30" office:value-type="currency" office:currency="BRL" office:value="26" calcext:value-type="currency">
            <text:p>R$ 26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7"/>
          <table:table-cell table:style-name="ce18" office:value-type="string" calcext:value-type="string">
            <text:p>22/07 – pago em água (3) = </text:p>
          </table:table-cell>
          <table:table-cell table:style-name="ce31" office:value-type="currency" office:currency="BRL" office:value="39" calcext:value-type="currency">
            <text:p>R$ 39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11"/>
          <table:table-cell table:style-name="ce100" office:value-type="string" calcext:value-type="string">
            <text:p>TOTAL = </text:p>
          </table:table-cell>
          <table:table-cell table:style-name="ce32" table:formula="of:=SUM([.C60:.C61])" office:value-type="currency" office:currency="BRL" office:value="65" calcext:value-type="currency">
            <text:p>R$ 65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8) 27/08 – pago em água (7) = </text:p>
          </table:table-cell>
          <table:table-cell table:style-name="ce88" office:value-type="currency" office:currency="BRL" office:value="91" calcext:value-type="currency">
            <text:p>R$ 91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9) 25/09 – pago em água (6)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 table:number-rows-repeated="31966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number-columns-repeated="3"/>
          <table:table-cell table:style-name="ce108" table:number-columns-repeated="55"/>
        </table:table-row>
        <table:table-row table:style-name="ro5" table:number-rows-repeated="1016544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2.793416382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2.7967283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3-02T11:12:53.197389002</dc:date>
    <dc:language>pt-PT</dc:language>
    <meta:editing-cycles>470</meta:editing-cycles>
    <meta:editing-duration>PT14H31M14S</meta:editing-duration>
    <meta:print-date>2025-05-27T15:50:39.529745867</meta:print-date>
    <meta:document-statistic meta:table-count="1" meta:cell-count="390" meta:object-count="0"/>
    <meta:user-defined meta:name="Info 0"/>
    <meta:user-defined meta:name="Info 1"/>
    <meta:user-defined meta:name="Info 2"/>
    <meta:user-defined meta:name="Info 3"/>
  </office:meta>
</office:document-meta>
</file>